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bdb4c" officeooo:paragraph-rsid="000d4353"/>
    </style:style>
    <style:style style:name="P2" style:family="paragraph" style:parent-style-name="Standard">
      <style:paragraph-properties fo:text-align="start" style:justify-single-word="false"/>
      <style:text-properties officeooo:rsid="000bdb4c" officeooo:paragraph-rsid="000bdb4c"/>
    </style:style>
    <style:style style:name="P3" style:family="paragraph" style:parent-style-name="Standard">
      <style:paragraph-properties fo:text-align="start" style:justify-single-word="false"/>
      <style:text-properties officeooo:rsid="000bdb4c" officeooo:paragraph-rsid="000d4353"/>
    </style:style>
    <style:style style:name="P4" style:family="paragraph" style:parent-style-name="Standard">
      <style:paragraph-properties fo:text-align="start" style:justify-single-word="false"/>
      <style:text-properties officeooo:rsid="000bdb4c" officeooo:paragraph-rsid="00168a18"/>
    </style:style>
    <style:style style:name="P5" style:family="paragraph" style:parent-style-name="Standard">
      <style:paragraph-properties fo:text-align="start" style:justify-single-word="false"/>
      <style:text-properties officeooo:rsid="000d4353" officeooo:paragraph-rsid="000d4353"/>
    </style:style>
    <style:style style:name="P6" style:family="paragraph" style:parent-style-name="Standard">
      <style:paragraph-properties fo:text-align="start" style:justify-single-word="false"/>
      <style:text-properties officeooo:rsid="000d4bd6" officeooo:paragraph-rsid="000d4bd6"/>
    </style:style>
    <style:style style:name="P7" style:family="paragraph" style:parent-style-name="Standard">
      <style:paragraph-properties fo:text-align="start" style:justify-single-word="false"/>
      <style:text-properties officeooo:rsid="000d4bd6" officeooo:paragraph-rsid="000f3cba"/>
    </style:style>
    <style:style style:name="P8" style:family="paragraph" style:parent-style-name="Standard">
      <style:paragraph-properties fo:text-align="start" style:justify-single-word="false"/>
      <style:text-properties officeooo:rsid="000d4bd6" officeooo:paragraph-rsid="00168a18"/>
    </style:style>
    <style:style style:name="P9" style:family="paragraph" style:parent-style-name="Standard">
      <style:paragraph-properties fo:text-align="start" style:justify-single-word="false"/>
      <style:text-properties officeooo:rsid="000f3cba" officeooo:paragraph-rsid="000f3cba"/>
    </style:style>
    <style:style style:name="P10" style:family="paragraph" style:parent-style-name="Standard">
      <style:paragraph-properties fo:text-align="start" style:justify-single-word="false"/>
      <style:text-properties officeooo:rsid="000fdd8c" officeooo:paragraph-rsid="00168a18"/>
    </style:style>
    <style:style style:name="P11" style:family="paragraph" style:parent-style-name="Standard">
      <style:paragraph-properties fo:text-align="start" style:justify-single-word="false"/>
      <style:text-properties officeooo:rsid="00115232" officeooo:paragraph-rsid="00115232"/>
    </style:style>
    <style:style style:name="P12" style:family="paragraph" style:parent-style-name="Standard">
      <style:paragraph-properties fo:text-align="start" style:justify-single-word="false"/>
      <style:text-properties officeooo:rsid="00115232" officeooo:paragraph-rsid="00168a18"/>
    </style:style>
    <style:style style:name="P13" style:family="paragraph" style:parent-style-name="Standard">
      <style:paragraph-properties fo:text-align="start" style:justify-single-word="false"/>
      <style:text-properties officeooo:rsid="001166b1" officeooo:paragraph-rsid="001166b1"/>
    </style:style>
    <style:style style:name="P14" style:family="paragraph" style:parent-style-name="Standard">
      <style:paragraph-properties fo:text-align="start" style:justify-single-word="false"/>
      <style:text-properties officeooo:rsid="001166b1" officeooo:paragraph-rsid="00168a18"/>
    </style:style>
    <style:style style:name="P15" style:family="paragraph" style:parent-style-name="Standard">
      <style:paragraph-properties fo:text-align="start" style:justify-single-word="false"/>
      <style:text-properties officeooo:rsid="001166b1" officeooo:paragraph-rsid="001aa8e2"/>
    </style:style>
    <style:style style:name="P16" style:family="paragraph" style:parent-style-name="Standard">
      <style:paragraph-properties fo:text-align="start" style:justify-single-word="false"/>
      <style:text-properties officeooo:rsid="0012851e" officeooo:paragraph-rsid="00168a18"/>
    </style:style>
    <style:style style:name="P17" style:family="paragraph" style:parent-style-name="Standard">
      <style:paragraph-properties fo:text-align="start" style:justify-single-word="false"/>
      <style:text-properties officeooo:rsid="0013a7fa" officeooo:paragraph-rsid="00168a18"/>
    </style:style>
    <style:style style:name="P18" style:family="paragraph" style:parent-style-name="Standard">
      <style:paragraph-properties fo:text-align="start" style:justify-single-word="false"/>
      <style:text-properties officeooo:rsid="001540bc" officeooo:paragraph-rsid="00168a18"/>
    </style:style>
    <style:style style:name="P19" style:family="paragraph" style:parent-style-name="Standard">
      <style:paragraph-properties fo:text-align="start" style:justify-single-word="false"/>
      <style:text-properties officeooo:rsid="00168a18" officeooo:paragraph-rsid="00168a18"/>
    </style:style>
    <style:style style:name="P20" style:family="paragraph" style:parent-style-name="Standard">
      <style:paragraph-properties fo:text-align="start" style:justify-single-word="false"/>
      <style:text-properties officeooo:rsid="00168a18" officeooo:paragraph-rsid="000bdb4c"/>
    </style:style>
    <style:style style:name="P21" style:family="paragraph" style:parent-style-name="Standard">
      <style:paragraph-properties fo:text-align="start" style:justify-single-word="false"/>
      <style:text-properties style:text-underline-style="solid" style:text-underline-width="auto" style:text-underline-color="font-color" fo:font-weight="bold" officeooo:rsid="0016da58" officeooo:paragraph-rsid="0016da58" style:font-weight-asian="bold" style:font-weight-complex="bold"/>
    </style:style>
    <style:style style:name="P22" style:family="paragraph" style:parent-style-name="Standard">
      <style:paragraph-properties fo:text-align="start" style:justify-single-word="false"/>
      <style:text-properties officeooo:rsid="00195967" officeooo:paragraph-rsid="00195967"/>
    </style:style>
    <style:style style:name="P23" style:family="paragraph" style:parent-style-name="Standard">
      <style:paragraph-properties fo:text-align="start" style:justify-single-word="false"/>
      <style:text-properties officeooo:rsid="001a5b70" officeooo:paragraph-rsid="001a5b70"/>
    </style:style>
    <style:style style:name="P24" style:family="paragraph" style:parent-style-name="Standard">
      <style:paragraph-properties fo:text-align="start" style:justify-single-word="false"/>
      <style:text-properties officeooo:rsid="00182050" officeooo:paragraph-rsid="00168a18"/>
    </style:style>
    <style:style style:name="P25" style:family="paragraph" style:parent-style-name="Standard">
      <style:paragraph-properties fo:text-align="center" style:justify-single-word="false"/>
      <style:text-properties officeooo:paragraph-rsid="001c4c04"/>
    </style:style>
    <style:style style:name="P26" style:family="paragraph" style:parent-style-name="Standard">
      <style:paragraph-properties fo:text-align="start" style:justify-single-word="false"/>
      <style:text-properties officeooo:rsid="0012851e" officeooo:paragraph-rsid="001c4c04"/>
    </style:style>
    <style:style style:name="P27" style:family="paragraph" style:parent-style-name="Standard">
      <style:paragraph-properties fo:text-align="start" style:justify-single-word="false"/>
      <style:text-properties officeooo:paragraph-rsid="001c4c04"/>
    </style:style>
    <style:style style:name="P28" style:family="paragraph" style:parent-style-name="Standard" style:master-page-name="Standard">
      <style:paragraph-properties fo:text-align="center" style:justify-single-word="false" style:page-number="auto"/>
      <style:text-properties officeooo:paragraph-rsid="001c4c04"/>
    </style:style>
    <style:style style:name="T1" style:family="text">
      <style:text-properties officeooo:rsid="000d4353"/>
    </style:style>
    <style:style style:name="T2" style:family="text">
      <style:text-properties officeooo:rsid="000d4bd6"/>
    </style:style>
    <style:style style:name="T3" style:family="text">
      <style:text-properties officeooo:rsid="000fdd8c"/>
    </style:style>
    <style:style style:name="T4" style:family="text">
      <style:text-properties officeooo:rsid="00115232"/>
    </style:style>
    <style:style style:name="T5" style:family="text">
      <style:text-properties officeooo:rsid="001166b1"/>
    </style:style>
    <style:style style:name="T6" style:family="text">
      <style:text-properties officeooo:rsid="0012851e"/>
    </style:style>
    <style:style style:name="T7" style:family="text">
      <style:text-properties officeooo:rsid="00159e13"/>
    </style:style>
    <style:style style:name="T8" style:family="text">
      <style:text-properties officeooo:rsid="00168a18"/>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officeooo:rsid="00182050"/>
    </style:style>
    <style:style style:name="T11" style:family="text">
      <style:text-properties officeooo:rsid="00184670"/>
    </style:style>
    <style:style style:name="T12" style:family="text">
      <style:text-properties officeooo:rsid="001a5b7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ocument de spécification</text:p>
      <text:p text:style-name="P27"><text:span text:style-name="T9">Description de message</text:span> </text:p>
      <text:p text:style-name="P27"/>
      <text:p text:style-name="P25">+---------------------------------------------------------------------------------------------------------------------+ | <text:s/>Connexion <text:s/>| <text:s/>Type de messagerie| Numéro de messagerie| Numéro de message | ACK | Invitation |</text:p>
      <text:p text:style-name="P27">| <text:s/>Demande de liste|------------------------------------------------------------------------------------------------| <text:s text:c="71"/>| ---------------------- <text:s text:c="39"/>‘Contenu’ <text:s text:c="71"/>| <text:s text:c="2"/></text:p>
      <text:p text:style-name="P27">|_______________________________________________________________________________|</text:p>
      <text:p text:style-name="P27">La longueur de l’entête est de 2+2+2+3+2+2+1=15 bits</text:p>
      <text:p text:style-name="P27"/>
      <text:p text:style-name="P27">Description globale : </text:p>
      <text:p text:style-name="P27">Dans notre protocole, nous avons des champs de connexion(2 bits), du type de messagerie(2 bits), du numéro de messagerie(2 bits), du numéro de message(3 bits), de l’ACK(2 bits), de l’invitation(2 bits) et de demande de liste(1 bit). Chaque champ va être expliqué précisément au-dessous. Par ailleurs, la longueur du champ ‘ contenu’ n’est pas défini, c’est-à-dire que le message dans notre protocole a une longueur variable.</text:p>
      <text:p text:style-name="P27"/>
      <text:p text:style-name="P27">1. Connexion/Déconnexion</text:p>
      <text:p text:style-name="P27"/>
      <text:p text:style-name="P27">+--------------+</text:p>
      <text:p text:style-name="P27"><text:s/>| Connexion |</text:p>
      <text:p text:style-name="P27">+--------------+</text:p>
      <text:p text:style-name="P27">Le champ de connexion est pour indiquer l’état de connexion d’un client dont la longueur est 2 bits.</text:p>
      <text:p text:style-name="P27">Il est capable d’indiquer quatre états : </text:p>
      <text:p text:style-name="P27">a. Demande une connexion d’un client vers le serveur.</text:p>
      <text:p text:style-name="P27">b. Le serveur accepte la demande de connexion d’un client.</text:p>
      <text:p text:style-name="P27">c. Le serveur refuse la demande de connexion d’un client.</text:p>
      <text:p text:style-name="P27">d. Demande une déconnexion d’un client vers le serveur.</text:p>
      <text:p text:style-name="P27"/>
      <text:p text:style-name="P27">Les codes sont : a=00, b=01, c=10, d=11.</text:p>
      <text:p text:style-name="P27"/>
      <text:p text:style-name="P27">2. Type de messagerie</text:p>
      <text:p text:style-name="P27"/>
      <text:p text:style-name="P27">+------------------------+</text:p>
      <text:p text:style-name="P27"><text:s/>|Type de messagerie <text:s/>|</text:p>
      <text:p text:style-name="P27">+------------------------+</text:p>
      <text:p text:style-name="P27">Le champ indique le type de messagerie :</text:p>
      <text:p text:style-name="P27">a. Messagerie publique.</text:p>
      <text:p text:style-name="P27">b. Messagerie privée et centralisée.</text:p>
      <text:p text:style-name="P27">c. Messagerie privée et décentralisée.</text:p>
      <text:p text:style-name="P27">d. Demande de quitter la messagerie en cours.</text:p>
      <text:p text:style-name="P27"/>
      <text:p text:style-name="P27">Il a une longueur de 2 bits.</text:p>
      <text:p text:style-name="P27">Les codes sont : a=00, b=01, c=10, d=11.</text:p>
      <text:p text:style-name="P27"/>
      <text:p text:style-name="P27">NB : Nous supposons que tous les nouveaux utilisateurs seront mis dans le messagerie publique par défaut, alors la demande de connexion est transmise dans la messagerie publique.</text:p>
      <text:p text:style-name="P27"/>
      <text:p text:style-name="P27"/>
      <text:p text:style-name="P27"><text:s/></text:p>
      <text:p text:style-name="P27">3. Numéro de messagerie</text:p>
      <text:p text:style-name="P27"/>
      <text:p text:style-name="P27"><text:soft-page-break/>+----------------------------+</text:p>
      <text:p text:style-name="P27"><text:s/>| Numéro de messagerie |</text:p>
      <text:p text:style-name="P27">+----------------------------+</text:p>
      <text:p text:style-name="P27">Le champ indique que de quelle messagerie ce message vient. Il a une longueur de 2 bits donc dans notre protocole nous pouvons avoir 1 messagerie publique (unique) et 4 messageries de chaque mode privé maximum(9 messageries en total).</text:p>
      <text:p text:style-name="P27"/>
      <text:p text:style-name="P27"/>
      <text:p text:style-name="P27">4. Numéro de message</text:p>
      <text:p text:style-name="P27"/>
      <text:p text:style-name="P27">+-------------------------+</text:p>
      <text:p text:style-name="P27"><text:s/>| Numéro de message |</text:p>
      <text:p text:style-name="P27">+-------------------------+</text:p>
      <text:p text:style-name="P27">Le champ indique l’ordre de message et il peut être utilisé dans le cas de renvoyer un message perdu ou erroné. Il a une longueur de 3 bits. Afin de numéroter tous les messages, il applique la méthode du module, c’est-à-dire que le champ ne peut que numéroter des messages de 0 à 7, quand le huitième message arrive, il sera numéroté comme 0. </text:p>
      <text:p text:style-name="P27"/>
      <text:p text:style-name="P27">5. ACK/NACK</text:p>
      <text:p text:style-name="P27"/>
      <text:p text:style-name="P27">+-------+</text:p>
      <text:p text:style-name="P27"><text:s/>| ACK |</text:p>
      <text:p text:style-name="P27">+-------+</text:p>
      <text:p text:style-name="P27">Le champ nous permet de la fiabilité de la liaison avec le champ du numéro de message. Il a une longueur de 2 bits. </text:p>
      <text:p text:style-name="P27">Chaque fois l’émetteur envoie un message, le récepteur doit renvoyer un feed-back :</text:p>
      <text:p text:style-name="P27">a. Le cas un message est bien reçu par un récepteur, ce dernier renverra un ‘ACK’.</text:p>
      <text:p text:style-name="P27">b. Le cas un message est erroné, le récepteur enverra un ‘NACK’.</text:p>
      <text:p text:style-name="P27">c. Le cas un message a été envoyé par l’émetteur et l’émetteur a envie d’une réponse du récepteur, mais l’émetteur ne reçoit pas la répondu quand le temps d’attente est dépassé, alors l’émetteur va envoyer un ‘WAIT’ pour dire au récepteur qu’il n’a pas reçu la réponse du message, donc soit le récepteur enverra une réponse ayant le même numéro de message que le dernier s’il a déjà répondu, soit il enverra une nouvelle réponse s’il n’a pas répondu au message.</text:p>
      <text:p text:style-name="P27">d. Le cas l’émetteur envoie un messager.</text:p>
      <text:p text:style-name="P27"/>
      <text:p text:style-name="P27">Les codes sont : <text:s/>a=01, b=10, c=11, d=00.</text:p>
      <text:p text:style-name="P27"/>
      <text:p text:style-name="P27">6. Accepter/Refuser une invitation</text:p>
      <text:p text:style-name="P27"/>
      <text:p text:style-name="P27">+-------------+</text:p>
      <text:p text:style-name="P27"><text:s/>| Invitation <text:s/>|</text:p>
      <text:p text:style-name="P27">+-------------+</text:p>
      <text:p text:style-name="P27">Le champ de l’invitation doit fonctionner avec le champ ‘contenu’ dont la longueur est 2 bits.</text:p>
      <text:p text:style-name="P27">Il indique 4 cas : </text:p>
      <text:p text:style-name="P27">a. Un utilisateur envoi une invitation au serveur portant une liste des noms d’utilisateur dans le champ ‘contenu’ pour que le serveur peut transférer l’invitation aux certaine utilisateurs.</text:p>
      <text:p text:style-name="P27">b. Le cas un client reçoit une invitation d’un autre client et il accepte l’invitation.</text:p>
      <text:p text:style-name="P27">c. Le cas un client reçoit une invitation d’un autre client et il refuse l’invitation ou le client n’est pas sur ligne(précisé dans le champ ‘Contenu’).</text:p>
      <text:p text:style-name="P27">d. Le cas normal(aucune invitation n’est envoyée).</text:p>
      <text:p text:style-name="P27"/>
      <text:p text:style-name="P27">Les codes sont : a=11, b=01, c=10, d=00.</text:p>
      <text:p text:style-name="P27"><text:soft-page-break/></text:p>
      <text:p text:style-name="P27"/>
      <text:p text:style-name="P27"/>
      <text:p text:style-name="P27"/>
      <text:p text:style-name="P27">7. Demande de liste</text:p>
      <text:p text:style-name="P27"/>
      <text:p text:style-name="P27">+----------------------+</text:p>
      <text:p text:style-name="P27"><text:s/>| Demande de liste <text:s/>|</text:p>
      <text:p text:style-name="P27">+----------------------+</text:p>
      <text:p text:style-name="P27">Le champ de demande de liste est désignée pour qu’un client demande au serveur une liste des utilisateurs actuellement connectés, le serveur doit renvoyer la liste des noms d’utilisateur ainsi que leur statut. Il a une longueur de 1 bit. Si le bit vaut 1, le client demande la liste, si le bit vaut 0, il ne demande pas la liste.</text:p>
      <text:p text:style-name="P27"/>
      <text:p text:style-name="P27"><text:span text:style-name="T9">Exemples de message d’erreur</text:span></text:p>
      <text:p text:style-name="P27"/>
      <text:p text:style-name="P27">Dans notre protocole, les message d’erreur sont considérés comme les message normaux, ils sont stockés dans le champ ‘contenu’. S’il y a une erreur se produit, le champ ‘contenu’ ne porte que le message d’erreur. Nous notons ‘message d’erreur’ MDE à la suite de cette spécification.</text:p>
      <text:p text:style-name="P27"/>
      <text:p text:style-name="P27">MDE1 : Le nom d’utilisateur est déjà utilisé. </text:p>
      <text:p text:style-name="P27"><text:tab/>Ce message apparaît quand la demande de connexion d’un client est refusé par le serveur car <text:tab/>un client connecté a pris le même nom que le nouvel client veut utiliser.</text:p>
      <text:p text:style-name="P27"><text:tab/>Code d’erreur dans le champ ‘Connexion’ : 10</text:p>
      <text:p text:style-name="P27"/>
      <text:p text:style-name="P27">MDE2 : Le serveur ne peut plus accueillir un nouvel client. </text:p>
      <text:p text:style-name="P27"><text:tab/>Ce message apparaît quand la demande de connexion d’un client est refusé par le serveur car <text:tab/>celui a un nombre maximal de client connectés.</text:p>
      <text:p text:style-name="P27"><text:tab/>Code d’erreur dans le champ ‘Connexion’ : 10</text:p>
      <text:p text:style-name="P27"/>
      <text:p text:style-name="P27">MDE3 : Le message que vous venez d’envoyer n’est pas reçu par le récepteur.</text:p>
      <text:p text:style-name="P27"><text:tab/>Ce message apparaît quand l’émetteur n’a pas reçu le ‘ACK’ <text:s/>ou ‘NACK’ du récepteur après <text:tab/>un temps d’attente fixé. </text:p>
      <text:p text:style-name="P27"><text:s/><text:tab/>Code d’erreur : NON</text:p>
      <text:p text:style-name="P27"/>
      <text:p text:style-name="P27">MDE4 : Le message que vous venez d’envoyer est rejeté par le récepteur.</text:p>
      <text:p text:style-name="P27"><text:tab/>Ce message apparaît quand l’émetteur reçoit un ‘NACK’ du récepteur.</text:p>
      <text:p text:style-name="P27"><text:tab/>Code d’erreur dans le champ ‘ACK’ : 10</text:p>
      <text:p text:style-name="P27"/>
      <text:p text:style-name="P27">MDE5 : L’utilisateur que vous avez invité n’est pas sur ligne.</text:p>
      <text:p text:style-name="P27"><text:tab/>Ce message apparaît quand le nom d’utilisateur indiqué dans le message d’invitation <text:tab/>n’existe pas dans la liste d’utilisateur connecté.</text:p>
      <text:p text:style-name="P27"><text:tab/>Code d’erreur dans le champ ‘Invitation’ : 10</text:p>
      <text:p text:style-name="P27"/>
      <text:p text:style-name="P27"><text:span text:style-name="T9">Exemples d’échanges entre le serveur et les clients</text:span></text:p>
      <text:p text:style-name="P27"/>
      <text:p text:style-name="P27">Scénario1 : Connexion d’un nouvel utilisateur</text:p>
      <text:p text:style-name="P27"><text:tab/>Dans le cas un nouvel utilisateur veut connecter au système, il faut préciser l’adresse IP et numéro de port de cet utilisateur ainsi que son nom. </text:p>
      <text:p text:style-name="P27"><text:tab/>Le serveur va refuser la demande de connexion en retournant un message d’erreur si <text:s/>le nom d’utilisateur est déjà pris par un autre utilisateur ou <text:s/>le nombre d’utilisateur connectés a atteint le nombre maximal. </text:p>
      <text:p text:style-name="P26"><text:soft-page-break/><text:tab/>Si le serveur a accepté cette demande, il enverra un message retour au utilisateur pour confirmer sa connex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09:03:53.635789508</meta:creation-date>
    <dc:date>2017-02-19T12:58:04.975239516</dc:date>
    <meta:editing-duration>PT9M1S</meta:editing-duration>
    <meta:editing-cycles>3</meta:editing-cycles>
    <meta:generator>LibreOffice/5.1.4.2$Linux_X86_64 LibreOffice_project/10m0$Build-2</meta:generator>
    <meta:document-statistic meta:table-count="0" meta:image-count="0" meta:object-count="0" meta:page-count="4" meta:paragraph-count="91" meta:word-count="1102" meta:character-count="7032" meta:non-whitespace-character-count="5803"/>
  </office:meta>
</office:document-meta>
</file>